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a3d2" officeooo:paragraph-rsid="0015a3d2"/>
    </style:style>
    <style:style style:name="P2" style:family="paragraph" style:parent-style-name="Standard">
      <style:text-properties fo:language="ru" fo:country="RU" officeooo:rsid="0015a3d2" officeooo:paragraph-rsid="0015a3d2"/>
    </style:style>
    <style:style style:name="P3" style:family="paragraph" style:parent-style-name="Standard">
      <style:text-properties fo:language="en" fo:country="US" officeooo:rsid="0015a3d2" officeooo:paragraph-rsid="0015a3d2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5a3d2" officeooo:paragraph-rsid="0015a3d2"/>
    </style:style>
    <style:style style:name="P5" style:family="paragraph" style:parent-style-name="Standard">
      <style:text-properties fo:language="en" fo:country="US" officeooo:rsid="00162824" officeooo:paragraph-rsid="00162824"/>
    </style:style>
    <style:style style:name="P6" style:family="paragraph" style:parent-style-name="Standard" style:list-style-name="L1">
      <style:text-properties fo:language="en" fo:country="US" officeooo:rsid="00162824" officeooo:paragraph-rsid="0016282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2824"/>
    </style:style>
    <style:style style:name="T3" style:family="text">
      <style:text-properties officeooo:rsid="001628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hoton 4.1 <text:span text:style-name="T1">приложения. </text:span></text:p>
      <text:p text:style-name="P2"/>
      <text:list xml:id="list4274791125" text:style-name="L1">
        <text:list-item>
          <text:p text:style-name="P6">DEMO </text:p>
        </text:list-item>
      </text:list>
      <text:p text:style-name="P5"><text:tab/></text:p>
      <text:list xml:id="list195539636570742" text:continue-numbering="true" text:style-name="L1">
        <text:list-item>
          <text:p text:style-name="P6">BLOOD </text:p>
        </text:list-item>
        <text:list-item>
          <text:p text:style-name="P6">Ceramica </text:p>
        </text:list-item>
        <text:list-item>
          <text:p text:style-name="P6">PRI </text:p>
        </text:list-item>
        <text:list-item>
          <text:p text:style-name="P6">PAM </text:p>
        </text:list-item>
        <text:list-item>
          <text:p text:style-name="P6">OCR </text:p>
        </text:list-item>
        <text:list-item>
          <text:p text:style-name="P6">LFMark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20:30:32.690000000</meta:creation-date>
    <meta:editing-duration>PT23H15M14S</meta:editing-duration>
    <meta:editing-cycles>2</meta:editing-cycles>
    <meta:generator>LibreOffice/6.2.3.2$Windows_x86 LibreOffice_project/aecc05fe267cc68dde00352a451aa867b3b546ac</meta:generator>
    <dc:date>2019-12-28T19:55:37.700000000</dc:date>
    <meta:document-statistic meta:table-count="0" meta:image-count="0" meta:object-count="0" meta:page-count="1" meta:paragraph-count="9" meta:word-count="17" meta:character-count="79" meta:non-whitespace-character-count="68"/>
  </office:meta>
</office:document-meta>
</file>